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weight="normal" style:font-weight-asian="normal" style:font-weight-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text-properties fo:font-style="normal" style:font-style-asian="normal" style:font-style-complex="normal"/>
    </style:style>
    <style:style style:name="P7" style:family="paragraph" style:parent-style-name="ENS_5f_default" style:list-style-name="L1">
      <style:text-properties fo:font-weight="normal" style:font-weight-asian="normal" style:font-weight-complex="normal"/>
    </style:style>
    <style:style style:name="P8" style:family="paragraph" style:parent-style-name="ENS_5f_default" style:list-style-name="L2"/>
    <style:style style:name="P9" style:family="paragraph" style:parent-style-name="ENS_5f_default" style:list-style-name="L3"/>
    <style:style style:name="P10" style:family="paragraph" style:parent-style-name="ENS_5f_default" style:list-style-name="L4"/>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T5" style:family="text">
      <style:text-properties fo:color="#ff3333"/>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1 – Structure d’un projet Spring Boot / Écriture de classes du domaine</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p text:style-name="ENS_5f_Titre_20_exercice"/>
      <text:p text:style-name="ENS_5f_Titre_20_exercice">Préliminaires</text:p>
      <text:list xml:id="list623513821350458121" text:style-name="L1">
        <text:list-item>
          <text:p text:style-name="P7">Créez un dossier de travail (« ws-javaee2 » par exemple) sur votre espace disque. Dans la suite du document l'expression « workspace » désignera ce dossier de travail.</text:p>
        </text:list-item>
      </text:list>
      <text:p text:style-name="P4">Dans la suite du document, l'IDE désigne IntelliJ.</text:p>
      <text:list xml:id="list1410354768" text:continue-numbering="true" text:style-name="L1">
        <text:list-item>
          <text:p text:style-name="P7">Lancez l'IDE. Si c'est la première fois que vous utilisez l'IDE, vous devez vous procurez la licence « student pack » (<text:a xlink:type="simple" xlink:href="https://www.jetbrains.com/student/" text:style-name="Internet_20_link" text:visited-style-name="Visited_20_Internet_20_Link">https://www.jetbrains.com/student/</text:a>).</text:p>
        </text:list-item>
      </text:list>
      <text:p text:style-name="ENS_5f_Titre_20_exercice"/>
      <text:p text:style-name="ENS_5f_Titre_20_exercice">1 – Création du projet <text:span text:style-name="T4">OurBusinessProject</text:span></text:p>
      <text:p text:style-name="P5"/>
      <text:list xml:id="list3650407171507245729" text:style-name="L2">
        <text:list-item>
          <text:p text:style-name="P8">Depuis votre IDE, créez un nouveau projet de type «Spring Initializr » dans votre workspace.<text:line-break/>Assurez vous que le SDK du projet SDK référençe un JDK 1.8.<text:line-break/>Le nom du projet est « OurBusinessProject ». Complétez les propriétés Maven du projet en spécifiant comme nom d'artifact, nom de group et nom de package «ourbusinessproject».<text:line-break/>Sélectionnez les dépendances suivantes :</text:p>
          <text:p text:style-name="P8">- Core &gt; Validation</text:p>
          <text:p text:style-name="P8">- Web &gt; Rest Repositories</text:p>
          <text:p text:style-name="P8">- SQL &gt; JPA</text:p>
          <text:p text:style-name="P8">- SQL &gt; H2<text:line-break/>Étudiez le fichier « pom.xml » et l'arborescence générés.</text:p>
        </text:list-item>
        <text:list-item>
          <text:p text:style-name="P8">Votre IDE a créé de manière automatique la configuration de lancement permettant de lancer l'application OurBusinessProject. <text:line-break/>Observez la configuration créée par l'IDE en ouvrant la fenêtre d'édition de configuration de lancement (Menu « Run » &gt; « Edit Configurations... »). <text:line-break/>Lancez l'application OurBusinessProject en utilisant la configuration créée par l'IDE et accédez à l'URL suivante à l'aide de votre navigateur :<text:line-break/><text:a xlink:type="simple" xlink:href="http://localhost:8080/" text:style-name="Internet_20_link" text:visited-style-name="Visited_20_Internet_20_Link">http://localhost:8080/</text:a></text:p>
          <text:p text:style-name="P8"/>
        </text:list-item>
      </text:list>
      <text:p text:style-name="ENS_5f_default"><text:s text:c="5"/></text:p>
      <text:p text:style-name="ENS_5f_Titre_20_exercice">2 – Création de classes du domaine</text:p>
      <text:p text:style-name="ENS_5f_default"/>
      <text:p text:style-name="ENS_5f_default">L'objet de notre application est la gestion de projets proposés par des entreprises en direction d'étudiants issus de diverses formation. L'objet de cet exercice est la création des classes du domaine Project et Enterprise. La description des relations entre ces entités ne fait pas l'objet de cet exercice, elle sera étudiée dans 2ème partie.</text:p>
      <text:list xml:id="list2319623327920010078" text:style-name="L3">
        <text:list-item>
          <text:p text:style-name="P9"><text:soft-page-break/>Depuis votre IDE, créez la classe du domaine «ourbusinessproject.Project » (il s'agit de créer une classe Java « standard »).</text:p>
        </text:list-item>
        <text:list-item>
          <text:p text:style-name="P9">Créez la classe de test associée à la classe du domaine «Project» en spécifiant :</text:p>
          <text:p text:style-name="P9">- Junit4 comme <text:span text:style-name="T4">Testing library</text:span>,</text:p>
          <text:p text:style-name="P9">- ProjectTest comme <text:span text:style-name="T4">Class name</text:span>,</text:p>
          <text:p text:style-name="P9">- <text:span text:style-name="T4">ourbusinessproject</text:span> comme <text:span text:style-name="T4">Destination package</text:span>.</text:p>
          <text:p text:style-name="P9">La classe doit-être générée dans le dossier « test/java/ourbusinessproject».</text:p>
          <text:p text:style-name="P9">Modifiez le <text:s/>fichier ProjectTest.groovy pour qu'il soit identique au contenu disponible ici : <text:a xlink:type="simple" xlink:href="https://gist.github.com/FranckSilvestre/4250191799372e513d22a6e361ec289a" text:style-name="Internet_20_link" text:visited-style-name="Visited_20_Internet_20_Link">https://gist.github.com/FranckSilvestre/4250191799372e513d22a6e361ec289a</text:a> </text:p>
        </text:list-item>
        <text:list-item>
          <text:p text:style-name="P9">Lancez les tests de la classe ProjectTest depuis IntelliJ (cliquez droit sur la classe de tests et lancez « Run »). Lancez les tests depuis la commande Maven 'test'. Comparez les deux comportements et justifiez les. <text:s/></text:p>
        </text:list-item>
        <text:list-item>
          <text:p text:style-name="P9">Modifiez la classe Project de telle sorte que les tests passent. Vous pouvez vous aider de l'aide en ligne suivanteI  : <text:line-break/><text:a xlink:type="simple" xlink:href="http://docs.oracle.com/javaee/6/tutorial/doc/gircz.html" text:style-name="Internet_20_link" text:visited-style-name="Visited_20_Internet_20_Link">http://docs.oracle.com/javaee/6/tutorial/doc/gircz.html</text:a></text:p>
        </text:list-item>
        <text:list-item>
          <text:p text:style-name="P9">Créez la classe du domaine «ourbusinessproject.Enterprise» en suivant la même démarche que pour la classe Project. Le contenu de la classe EnterpriseTest se trouve ici : <text:s/></text:p>
          <text:p text:style-name="P9"><text:a xlink:type="simple" xlink:href="https://gist.github.com/FranckSilvestre/458b129a0b0e3818d3aaef4034e537af" text:style-name="Internet_20_link" text:visited-style-name="Visited_20_Internet_20_Link">https://gist.github.com/FranckSilvestre/458b129a0b0e3818d3aaef4034e537af</text:a> <text:line-break/></text:p>
        </text:list-item>
      </text:list>
      <text:p text:style-name="P6"/>
      <text:p text:style-name="ENS_5f_Titre_20_exercice">3. Persistance des données</text:p>
      <text:p text:style-name="ENS_5f_default"/>
      <text:list xml:id="list3714472498965592507" text:style-name="L4">
        <text:list-item>
          <text:p text:style-name="P10">Complétez les classes Project et Enterprise de telle sorte que les objets instances de ces classes puissent être sauvegardés en base de donnée relationnelle. Les annotations JPA devront-être utilisées pour décrire la correspondance objet-relationnelle.</text:p>
        </text:list-item>
        <text:list-item>
          <text:p text:style-name="P10">Créez les classes de service UtilisateurService et ActiviteService et leurs classes de tests associées UtilisateurServiceTest, UtilisateurServiceITest, ActiviteServiceTest et <text:s/>ActiviteServiceITest.</text:p>
        </text:list-item>
        <text:list-item>
          <text:p text:style-name="P10">Modifiez les contenus des classes de tests pour que leur contenu correspondent au code disponible en ligne :</text:p>
          <text:p text:style-name="P10"><text:a xlink:type="simple" xlink:href="https://gist.github.com/FranckSilvestre/66f2722db85dc711eb57e11722ee0692" text:style-name="Internet_20_link" text:visited-style-name="Visited_20_Internet_20_Link">https://gist.github.com/FranckSilvestre/66f2722db85dc711eb57e11722ee0692</text:a></text:p>
          <text:p text:style-name="P10"><text:a xlink:type="simple" xlink:href="https://gist.github.com/FranckSilvestre/4a0a36d2b750b795f84c06a4b39bc1ed" text:style-name="Internet_20_link" text:visited-style-name="Visited_20_Internet_20_Link">https://gist.github.com/FranckSilvestre/4a0a36d2b750b795f84c06a4b39bc1ed</text:a></text:p>
          <text:p text:style-name="P10"><text:a xlink:type="simple" xlink:href="https://gist.github.com/FranckSilvestre/79eaa1aa09ce13b9a3f861a1c0210f5e" text:style-name="Internet_20_link" text:visited-style-name="Visited_20_Internet_20_Link">https://gist.github.com/FranckSilvestre/79eaa1aa09ce13b9a3f861a1c0210f5e</text:a></text:p>
          <text:p text:style-name="P10"><text:a xlink:type="simple" xlink:href="https://gist.github.com/FranckSilvestre/c1f19178035a4cb0a376716f67bc0907" text:style-name="Internet_20_link" text:visited-style-name="Visited_20_Internet_20_Link">https://gist.github.com/FranckSilvestre/c1f19178035a4cb0a376716f67bc0907</text:a></text:p>
        </text:list-item>
        <text:list-item>
          <text:p text:style-name="P10">Complétez votre projet afin que l'ensemble des tests passent. On étudiera les guides et exemples issus des projets Spring Boot et Spring Data pour faciliter la mise en œuvre.</text:p>
        </text:list-item>
      </text:lis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T16H59M48S</meta:editing-duration>
    <meta:editing-cycles>72</meta:editing-cycles>
    <meta:generator>OpenOffice/4.1.3$Unix OpenOffice.org_project/413m1$Build-9783</meta:generator>
    <meta:initial-creator>Franck Silvestre</meta:initial-creator>
    <dc:date>2017-09-26T18:33:24</dc:date>
    <dc:creator>Franck Silvestre</dc:creator>
    <meta:document-statistic meta:table-count="1" meta:image-count="2" meta:object-count="0" meta:page-count="2" meta:paragraph-count="39" meta:word-count="627" meta:character-count="4508"/>
  </office:meta>
</office:document-meta>
</file>